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de 3 de 9" svg:font-family="'Code 3 de 9', Symbol" style:font-pitch="variable" style:font-charset="x-symbol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7424in" fo:margin-left="-0.0486in" table:align="left" style:writing-mode="lr-tb"/>
    </style:style>
    <style:style style:name="Table1.A" style:family="table-column">
      <style:table-column-properties style:column-width="1.0333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0.3938in"/>
    </style:style>
    <style:style style:name="Table1.E" style:family="table-column">
      <style:table-column-properties style:column-width="0.4924in"/>
    </style:style>
    <style:style style:name="Table1.F" style:family="table-column">
      <style:table-column-properties style:column-width="0.1965in"/>
    </style:style>
    <style:style style:name="Table1.I" style:family="table-column">
      <style:table-column-properties style:column-width="0.6889in"/>
    </style:style>
    <style:style style:name="Table1.J" style:family="table-column">
      <style:table-column-properties style:column-width="0.1972in"/>
    </style:style>
    <style:style style:name="Table1.K" style:family="table-column">
      <style:table-column-properties style:column-width="0.98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I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K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G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I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K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D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G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I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K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A5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H5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J5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A6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F6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J6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Standard">
      <style:text-properties style:font-name="Code 3 de 9" fo:font-size="16pt" style:font-size-asian="16pt" style:font-name-complex="Code 3 de 9"/>
    </style:style>
    <style:style style:name="P2" style:family="paragraph" style:parent-style-name="Heading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3" style:family="paragraph" style:parent-style-name="Heading">
      <style:paragraph-properties fo:margin-top="0.0138in" fo:margin-bottom="0in" style:contextual-spacing="false" fo:text-align="start" style:justify-single-word="false"/>
      <style:text-properties fo:font-size="10pt" fo:font-weight="normal" style:font-size-asian="10pt" style:font-weight-asian="normal"/>
    </style:style>
    <style:style style:name="P4" style:family="paragraph" style:parent-style-name="Standard">
      <style:text-properties fo:font-size="10pt" fo:font-weight="bold" style:font-size-asian="10pt" style:font-weight-asian="bold"/>
    </style:style>
    <style:style style:name="P5" style:family="paragraph" style:parent-style-name="Standard">
      <style:paragraph-properties fo:margin-top="0.028in" fo:margin-bottom="0in" style:contextual-spacing="false" fo:text-align="center" style:justify-single-word="false"/>
    </style:style>
    <style:style style:name="P6" style:family="paragraph" style:parent-style-name="Standard">
      <style:paragraph-properties fo:margin-top="0.028in" fo:margin-bottom="0in" style:contextual-spacing="false"/>
      <style:text-properties fo:font-size="9pt" style:font-size-asian="9pt"/>
    </style:style>
    <style:style style:name="P7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style:font-size-asian="9pt"/>
    </style:style>
    <style:style style:name="P8" style:family="paragraph" style:parent-style-name="Standard">
      <style:paragraph-properties fo:margin-top="0.028in" fo:margin-bottom="0in" style:contextual-spacing="false" fo:text-align="end" style:justify-single-word="false"/>
      <style:text-properties fo:font-size="9pt" style:font-size-asian="9pt"/>
    </style:style>
    <style:style style:name="P9" style:family="paragraph" style:parent-style-name="Standard">
      <style:paragraph-properties fo:margin-top="0.028in" fo:margin-bottom="0in" style:contextual-spacing="false" fo:text-align="center" style:justify-single-word="false" style:snap-to-layout-grid="false"/>
      <style:text-properties fo:font-size="9pt" style:font-size-asian="9pt"/>
    </style:style>
    <style:style style:name="P10" style:family="paragraph" style:parent-style-name="Standard">
      <style:paragraph-properties fo:margin-top="0.0417in" fo:margin-bottom="0in" style:contextual-spacing="false" fo:text-align="end" style:justify-single-word="false"/>
      <style:text-properties fo:font-size="9pt" style:font-size-asian="9pt"/>
    </style:style>
    <style:style style:name="P11" style:family="paragraph" style:parent-style-name="Standard">
      <style:paragraph-properties fo:margin-top="0.0417in" fo:margin-bottom="0in" style:contextual-spacing="false" fo:text-align="end" style:justify-single-word="false" style:snap-to-layout-grid="false"/>
      <style:text-properties fo:font-size="9pt" style:font-size-asian="9pt"/>
    </style:style>
    <style:style style:name="P12" style:family="paragraph" style:parent-style-name="Standard">
      <style:paragraph-properties fo:margin-top="0.0555in" fo:margin-bottom="0in" style:contextual-spacing="false" fo:text-align="end" style:justify-single-word="false" style:snap-to-layout-grid="false"/>
      <style:text-properties fo:font-size="9pt" style:font-size-asian="9pt"/>
    </style:style>
    <style:style style:name="P13" style:family="paragraph" style:parent-style-name="Standard">
      <style:paragraph-properties fo:margin-top="0.0555in" fo:margin-bottom="0in" style:contextual-spacing="false" fo:text-align="end" style:justify-single-word="false"/>
      <style:text-properties fo:font-size="9pt" style:font-size-asian="9pt"/>
    </style:style>
    <style:style style:name="P14" style:family="paragraph" style:parent-style-name="Standard">
      <style:paragraph-properties fo:margin-top="0.0555in" fo:margin-bottom="0in" style:contextual-spacing="false" fo:text-align="end" style:justify-single-word="false"/>
      <style:text-properties fo:font-size="9pt" fo:font-weight="bold" style:font-size-asian="9pt" style:font-weight-asian="bold"/>
    </style:style>
    <style:style style:name="P15" style:family="paragraph" style:parent-style-name="Footer">
      <style:paragraph-properties>
        <style:tab-stops/>
      </style:paragraph-properties>
    </style:style>
    <style:style style:name="P16" style:family="paragraph" style:parent-style-name="Standard">
      <style:text-properties fo:font-style="italic" style:font-style-asian="italic"/>
    </style:style>
    <style:style style:name="T1" style:family="text">
      <style:text-properties fo:font-style="italic" fo:font-weight="bold" style:font-style-asian="italic" style:font-weight-asian="bold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in" fo:padding-right="0.1in" fo:padding-top="0.05in" fo:padding-bottom="0.05in" fo:border="0.74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draw:frame draw:style-name="fr1" draw:name="Frame1" text:anchor-type="char" svg:x="0.111in" svg:y="5.411in" svg:width="2.6098in" svg:height="0.9098in" draw:z-index="0"><draw:text-box><text:p text:style-name="Standard">Réservé à un usage interne</text:p><text:p text:style-name="Standard"/><text:p text:style-name="Standard"/><text:p text:style-name="P1"><text:database-display text:table-name="" text:table-type="table" text:column-name="CB_TIERS_IMPAYE">«CB_TIERS_IMPAYE»</text:database-display></text:p></draw:text-box></draw:frame>RELEVE D'IMPAYES</text:p>
      <text:p text:style-name="Heading"/>
      <text:p text:style-name="P2"/>
      <text:p text:style-name="Standard"><text:database-display text:table-name="" text:table-type="table" text:column-name="titreclair">«titreclair»</text:database-display>,</text:p>
      <text:p text:style-name="Standard"/>
      <text:p text:style-name="P3">Veuillez trouver ci-joint le relevé des quittances de vos contrats venus à échéance.</text:p>
      <text:p text:style-name="P3">Merci de nous faire parvenir votre règlement par le moyen à votre convenance.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E"/>
        <table:table-column table:style-name="Table1.C"/>
        <table:table-column table:style-name="Table1.I"/>
        <table:table-column table:style-name="Table1.J"/>
        <table:table-column table:style-name="Table1.K"/>
        <table:table-header-rows>
          <table:table-row table:style-name="Table1.1">
            <table:table-cell table:style-name="Table1.A1" office:value-type="string">
              <text:p text:style-name="P5">N° police</text:p>
            </table:table-cell>
            <table:table-cell table:style-name="Table1.A1" office:value-type="string">
              <text:p text:style-name="P5">Contrat</text:p>
            </table:table-cell>
            <table:table-cell table:style-name="Table1.A1" table:number-columns-spanned="2" office:value-type="string">
              <text:p text:style-name="P5">Du</text:p>
            </table:table-cell>
            <table:covered-table-cell/>
            <table:table-cell table:style-name="Table1.A1" table:number-columns-spanned="2" office:value-type="string">
              <text:p text:style-name="P5">Au</text:p>
            </table:table-cell>
            <table:covered-table-cell/>
            <table:table-cell table:style-name="Table1.A1" table:number-columns-spanned="2" office:value-type="string">
              <text:p text:style-name="P5">Total quittance</text:p>
            </table:table-cell>
            <table:covered-table-cell/>
            <table:table-cell table:style-name="Table1.A1" table:number-columns-spanned="2" office:value-type="string">
              <text:p text:style-name="P5">Acompte</text:p>
            </table:table-cell>
            <table:covered-table-cell/>
            <table:table-cell table:style-name="Table1.A1" office:value-type="string">
              <text:p text:style-name="P5">Impayé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<text:database-display text:table-name="" text:table-type="table" text:column-name="POLICE">«POLICE»</text:database-display></text:p>
          </table:table-cell>
          <table:table-cell table:style-name="Table1.B2" office:value-type="string">
            <text:p text:style-name="P6"><text:database-display text:table-name="" text:table-type="table" text:column-name="INTITULE1">«INTITULE1»</text:database-display></text:p>
          </table:table-cell>
          <table:table-cell table:style-name="Table1.C2" table:number-columns-spanned="2" office:value-type="string">
            <text:p text:style-name="P7"><text:database-display text:table-name="" text:table-type="table" text:column-name="DEBEF1">«DEBEF1»</text:database-display></text:p>
          </table:table-cell>
          <table:covered-table-cell/>
          <table:table-cell table:style-name="Table1.E2" table:number-columns-spanned="2" office:value-type="string">
            <text:p text:style-name="P7"><text:database-display text:table-name="" text:table-type="table" text:column-name="FINEF1">«FINEF1»</text:database-display></text:p>
          </table:table-cell>
          <table:covered-table-cell/>
          <table:table-cell table:style-name="Table1.G2" table:number-columns-spanned="2" office:value-type="string">
            <text:p text:style-name="P8"><text:database-display text:table-name="" text:table-type="table" text:column-name="TOTQUIT1">«TOTQUIT1»</text:database-display></text:p>
          </table:table-cell>
          <table:covered-table-cell/>
          <table:table-cell table:style-name="Table1.I2" table:number-columns-spanned="2" office:value-type="string">
            <text:p text:style-name="P8"><text:database-display text:table-name="" text:table-type="table" text:column-name="ACOMPTE">«ACOMPTE»</text:database-display></text:p>
          </table:table-cell>
          <table:covered-table-cell/>
          <table:table-cell table:style-name="Table1.K2" office:value-type="string">
            <text:p text:style-name="P8"><text:database-display text:table-name="" text:table-type="table" text:column-name="IMPAYE">«IMPAYE»</text:database-display></text:p>
          </table:table-cell>
        </table:table-row>
        <table:table-row table:style-name="Table1.1">
          <table:table-cell table:style-name="Table1.A3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Table1.D3" table:number-columns-spanned="3" office:value-type="string">
            <text:p text:style-name="P10">Total émis :</text:p>
          </table:table-cell>
          <table:covered-table-cell/>
          <table:covered-table-cell/>
          <table:table-cell table:style-name="Table1.G3" table:number-columns-spanned="2" office:value-type="string">
            <text:p text:style-name="P10"><text:database-display text:table-name="" text:table-type="table" text:column-name="TTEQ">«TTEQ»</text:database-display></text:p>
          </table:table-cell>
          <table:covered-table-cell/>
          <table:table-cell table:style-name="Table1.I3" table:number-columns-spanned="2" office:value-type="string">
            <text:p text:style-name="P10"><text:database-display text:table-name="" text:table-type="table" text:column-name="TTEA">«TTEA»</text:database-display></text:p>
          </table:table-cell>
          <table:covered-table-cell/>
          <table:table-cell table:style-name="Table1.K3" office:value-type="string">
            <text:p text:style-name="P10"><text:database-display text:table-name="" text:table-type="table" text:column-name="TTEI">«TTEI»</text:database-display></text:p>
          </table:table-cell>
        </table:table-row>
        <table:table-row table:style-name="Table1.1">
          <table:covered-table-cell table:style-name="Table1.A3"/>
          <table:covered-table-cell/>
          <table:covered-table-cell/>
          <table:table-cell table:style-name="Table1.D4" table:number-columns-spanned="3" office:value-type="string">
            <text:p text:style-name="P10">Dont taxes :</text:p>
          </table:table-cell>
          <table:covered-table-cell/>
          <table:covered-table-cell/>
          <table:table-cell table:style-name="Table1.G4" table:number-columns-spanned="2" office:value-type="string">
            <text:p text:style-name="P10"><text:database-display text:table-name="" text:table-type="table" text:column-name="TAXE">«TAXE»</text:database-display></text:p>
          </table:table-cell>
          <table:covered-table-cell/>
          <table:table-cell table:style-name="Table1.I4" table:number-columns-spanned="2" office:value-type="string">
            <text:p text:style-name="P11"/>
          </table:table-cell>
          <table:covered-table-cell/>
          <table:table-cell table:style-name="Table1.K4" office:value-type="string">
            <text:p text:style-name="P11"/>
          </table:table-cell>
        </table:table-row>
        <table:table-row table:style-name="Table1.1">
          <table:table-cell table:style-name="Table1.A5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5" table:number-columns-spanned="2" office:value-type="string">
            <text:p text:style-name="P10">Acomptes perçus :</text:p>
          </table:table-cell>
          <table:covered-table-cell/>
          <table:table-cell table:style-name="Table1.J5" table:number-columns-spanned="2" office:value-type="string">
            <text:p text:style-name="P10"><text:database-display text:table-name="" text:table-type="table" text:column-name="ACP">«ACP»</text:database-display></text:p>
          </table:table-cell>
          <table:covered-table-cell/>
        </table:table-row>
        <table:table-row table:style-name="Table1.1">
          <table:table-cell table:style-name="Table1.A6" table:number-columns-spanned="5" office:value-type="string">
            <text:p text:style-name="P12"/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F6" table:number-columns-spanned="4" office:value-type="string">
            <text:p text:style-name="P14">Somme restant due (en EUR) :</text:p>
          </table:table-cell>
          <table:covered-table-cell/>
          <table:covered-table-cell/>
          <table:covered-table-cell/>
          <table:table-cell table:style-name="Table1.J6" table:number-columns-spanned="2" office:value-type="string">
            <text:p text:style-name="P14"><text:database-display text:table-name="" text:table-type="table" text:column-name="SRDEUR">«SRDEUR»</text:database-display></text:p>
          </table:table-cell>
          <table:covered-table-cell/>
        </table:table-row>
      </table:table>
      <text:p text:style-name="P15"/>
      <text:p text:style-name="P16"><text:database-display text:table-name="" text:table-type="table" text:column-name="Montant_du_hors_option">«Montant_du_hors_option»</text:database-display></text:p>
      <text:p text:style-name="P16"/>
      <text:p text:style-name="Standard">Nous vous prions d'agréer, <text:database-display text:table-name="" text:table-type="table" text:column-name="titreclair">«titreclair»</text:database-display>, l'expression de nos sentiments distingués.</text:p>
      <text:p text:style-name="Standard"/>
      <text:p text:style-name="Standard"/>
      <text:p text:style-name="Standard"><text:tab/><text:tab/><text:tab/><text:tab/><text:tab/><text:tab/><text:tab/><text:tab/><text:tab/><text:tab/><text:span text:style-name="T1">Le secrétaria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de 3 de 9" svg:font-family="'Code 3 de 9', Symbol" style:font-pitch="variable" style:font-charset="x-symbol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meta:initial-creator>bai</meta:initial-creator>
    <meta:creation-date>1999-05-20T13:03:00</meta:creation-date>
    <dc:creator>stephane</dc:creator>
    <dc:date>2006-08-07T15:58:00</dc:date>
    <meta:editing-cycles>143</meta:editing-cycles>
    <meta:editing-duration>PT1H26M</meta:editing-duration>
    <meta:document-statistic meta:table-count="1" meta:image-count="0" meta:object-count="0" meta:page-count="1" meta:paragraph-count="35" meta:word-count="106" meta:character-count="762" meta:non-whitespace-character-count="677"/>
    <meta:generator>LibreOffice/25.8.1.1$Windows_X86_64 LibreOffice_project/54047653041915e595ad4e45cccea684809c77b5</meta:generator>
  </office:meta>
</office:document-meta>
</file>